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1875in"/>
    </style:style>
    <style:style style:name="TestCases.B" style:family="table-column">
      <style:table-column-properties style:column-width="2.5in"/>
    </style:style>
    <style:style style:name="TestCases.C" style:family="table-column">
      <style:table-column-properties style:column-width="1.5056in"/>
    </style:style>
    <style:style style:name="TestCases.D" style:family="table-column">
      <style:table-column-properties style:column-width="1.734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officeooo:rsid="00367033" officeooo:paragraph-rsid="00367033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officeooo:rsid="0038156b" officeooo:paragraph-rsid="0038156b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d10de" officeooo:paragraph-rsid="002d10de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57751" officeooo:paragraph-rsid="00318176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67033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6d79f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d79f" officeooo:paragraph-rsid="0036d79f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16f69b" officeooo:paragraph-rsid="00367033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16f69b" officeooo:paragraph-rsid="0036d79f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367033" officeooo:paragraph-rsid="00367033"/>
    </style:style>
    <style:style style:name="P27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28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29" style:family="paragraph" style:parent-style-name="Table_20_Contents">
      <style:paragraph-properties fo:text-align="start" style:justify-single-word="false"/>
      <style:text-properties officeooo:paragraph-rsid="00367033"/>
    </style:style>
    <style:style style:name="P30" style:family="paragraph" style:parent-style-name="Table_20_Contents">
      <style:paragraph-properties fo:text-align="start" style:justify-single-word="false"/>
      <style:text-properties officeooo:paragraph-rsid="0036d79f"/>
    </style:style>
    <style:style style:name="P31" style:family="paragraph" style:parent-style-name="Table_20_Contents">
      <style:paragraph-properties fo:text-align="start" style:justify-single-word="false"/>
      <style:text-properties officeooo:rsid="00367033" officeooo:paragraph-rsid="00367033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367033" officeooo:paragraph-rsid="00367033" style:font-weight-asian="normal" style:font-weight-complex="normal"/>
    </style:style>
    <style:style style:name="P33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34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016f69b" style:font-size-asian="12pt" style:font-size-complex="12pt"/>
    </style:style>
    <style:style style:name="T9" style:family="text">
      <style:text-properties style:font-name="Liberation Sans" officeooo:rsid="002d10de"/>
    </style:style>
    <style:style style:name="T10" style:family="text">
      <style:text-properties style:font-name="Liberation Sans" officeooo:rsid="00367033"/>
    </style:style>
    <style:style style:name="T11" style:family="text">
      <style:text-properties style:font-name="Liberation Sans" officeooo:rsid="0036d79f"/>
    </style:style>
    <style:style style:name="T12" style:family="text">
      <style:text-properties officeooo:rsid="002c9cd6"/>
    </style:style>
    <style:style style:name="T13" style:family="text">
      <style:text-properties officeooo:rsid="00229abe"/>
    </style:style>
    <style:style style:name="T14" style:family="text">
      <style:text-properties officeooo:rsid="00367033"/>
    </style:style>
    <style:style style:name="T15" style:family="text">
      <style:text-properties officeooo:rsid="0038156b"/>
    </style:style>
    <style:style style:name="T16" style:family="text">
      <style:text-properties officeooo:rsid="003bb7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6">7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33">Item</text:p>
          </table:table-cell>
          <table:table-cell table:style-name="Style.A1" office:value-type="string">
            <text:p text:style-name="P33">Notes</text:p>
          </table:table-cell>
          <table:table-cell table:style-name="Style.A1" office:value-type="string">
            <text:p text:style-name="P33">Points Possible</text:p>
          </table:table-cell>
          <table:table-cell table:style-name="Style.D1" office:value-type="string">
            <text:p text:style-name="P33">Points Earned</text:p>
          </table:table-cell>
        </table:table-row>
        <table:table-row>
          <table:table-cell table:style-name="Style.A2" office:value-type="string">
            <text:p text:style-name="P8">Correct file nam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Author nam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Dat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4">Consistent indenting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5">Variable names are meaningful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5">File <text:span text:style-name="T12">stream</text:span> is clos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31"><text:span text:style-name="T9">M</text:span><text:span text:style-name="T1">enu prints every time the main loop runs</text:span>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3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6">Main function loops until user quits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9"><text:span text:style-name="T10">Functions are </text:span><text:span text:style-name="T11">not changed</text:span>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</table:table>
      <text:p text:style-name="P3"/>
      <text:p text:style-name="P3"/>
      <text:p text:style-name="P35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34">Input</text:p>
          </table:table-cell>
          <table:table-cell table:style-name="TestCases.A1" office:value-type="string">
            <text:p text:style-name="P34">Expected Output</text:p>
          </table:table-cell>
          <table:table-cell table:style-name="TestCases.A1" office:value-type="string">
            <text:p text:style-name="P33">Points Possible</text:p>
          </table:table-cell>
          <table:table-cell table:style-name="TestCases.D1" office:value-type="string">
            <text:p text:style-name="P33">Points Earned</text:p>
          </table:table-cell>
        </table:table-row>
        <table:table-row>
          <table:table-cell table:style-name="TestCases.A2" office:value-type="string">
            <text:p text:style-name="P13">i</text:p>
            <text:p text:style-name="P13">Ashe</text:p>
            <text:p text:style-name="P13">K</text:p>
            <text:p text:style-name="P13">1997</text:p>
            <text:p text:style-name="P13">F</text:p>
            <text:p text:style-name="P13">1234</text:p>
            <text:p text:style-name="P13">q</text:p>
          </table:table-cell>
          <table:table-cell table:style-name="TestCases.A2" office:value-type="string">
            <text:p text:style-name="P27"><text:span text:style-name="T3">c</text:span><text:span text:style-name="T2">out:</text:span></text:p>
            <text:p text:style-name="P17">Student ID: 17-3231</text:p>
            <text:p text:style-name="P32"><text:span text:style-name="T8">&lt;</text:span><text:span text:style-name="T7">Exit message&gt;</text:span>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3">a</text:p>
            <text:p text:style-name="P13">3.3</text:p>
            <text:p text:style-name="P13">5</text:p>
            <text:p text:style-name="P13">78702</text:p>
            <text:p text:style-name="P13">q</text:p>
          </table:table-cell>
          <table:table-cell table:style-name="TestCases.A2" office:value-type="string">
            <text:p text:style-name="P27"><text:span text:style-name="T3">c</text:span><text:span text:style-name="T2">out:</text:span></text:p>
            <text:p text:style-name="P19"><text:span text:style-name="T13">w</text:span>ait list</text:p>
            <text:p text:style-name="P19">&lt;Exit message&gt;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3">f</text:p>
            <text:p text:style-name="P13">c</text:p>
            <text:p text:style-name="P13">CS</text:p>
            <text:p text:style-name="P13">1428</text:p>
            <text:p text:style-name="P13">F</text:p>
            <text:p text:style-name="P13">2021</text:p>
            <text:p text:style-name="P13">L</text:p>
            <text:p text:style-name="P13">q</text:p>
          </table:table-cell>
          <table:table-cell table:style-name="TestCases.A2" office:value-type="string">
            <text:p text:style-name="P29"><text:span text:style-name="T3">c</text:span><text:span text:style-name="T2">out:</text:span></text:p>
            <text:p text:style-name="P19">&lt;Error message&gt;</text:p>
            <text:p text:style-name="P22">&lt;Exit message&gt;</text:p>
            <text:p text:style-name="P28"><text:span text:style-name="T4">f</text:span><text:span text:style-name="T5">ile</text:span><text:span text:style-name="T6">:</text:span></text:p>
            <text:p text:style-name="P18">CS-1428, F 2021, L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3">p</text:p>
            <text:p text:style-name="P13">J</text:p>
            <text:p text:style-name="P14">g</text:p>
            <text:p text:style-name="P16">95</text:p>
            <text:p text:style-name="P16">92</text:p>
            <text:p text:style-name="P16">93</text:p>
            <text:p text:style-name="P16">88</text:p>
            <text:p text:style-name="P16">87</text:p>
            <text:p text:style-name="P16">91</text:p>
            <text:p text:style-name="P16">99</text:p>
            <text:p text:style-name="P16">90</text:p>
            <text:p text:style-name="P16">82</text:p>
            <text:p text:style-name="P16">93</text:p>
            <text:p text:style-name="P16">q</text:p>
            <text:p text:style-name="P14"/>
          </table:table-cell>
          <table:table-cell table:style-name="TestCases.A2" office:value-type="string">
            <text:p text:style-name="P30"><text:span text:style-name="T3">c</text:span><text:span text:style-name="T2">out:</text:span></text:p>
            <text:p text:style-name="P20">&lt;Error message&gt;</text:p>
            <text:p text:style-name="P20">&lt;Error message&gt;</text:p>
            <text:p text:style-name="P21">The maximum grade is: 99</text:p>
            <text:p text:style-name="P21">The minimum grade is: 82</text:p>
            <text:p text:style-name="P21">The average grade is: <text:span text:style-name="T15">91.0</text:span></text:p>
            <text:p text:style-name="P23">&lt;Exit message&gt;</text:p>
          </table:table-cell>
          <table:table-cell table:style-name="TestCases.A2" office:value-type="string">
            <text:p text:style-name="P15">1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0-18T15:20:48.010207214</dc:date>
    <meta:editing-duration>P1DT5H23M52S</meta:editing-duration>
    <meta:editing-cycles>19</meta:editing-cycles>
    <meta:generator>LibreOffice/6.4.6.2$Linux_X86_64 LibreOffice_project/40$Build-2</meta:generator>
    <meta:document-statistic meta:table-count="2" meta:image-count="0" meta:object-count="0" meta:page-count="2" meta:paragraph-count="89" meta:word-count="157" meta:character-count="720" meta:non-whitespace-character-count="652"/>
  </office:meta>
</office:document-meta>
</file>